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Ru1" style:family="ruby">
      <style:ruby-properties style:ruby-align="left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left" style:ruby-position="above"/>
    </style:style>
    <style:style style:name="Ru4" style:family="ruby">
      <style:ruby-properties style:ruby-align="left" style:ruby-position="above"/>
    </style:style>
    <style:style style:name="Ru5" style:family="ruby">
      <style:ruby-properties style:ruby-align="left" style:ruby-position="above"/>
    </style:style>
    <style:style style:name="Ru6" style:family="ruby">
      <style:ruby-properties style:ruby-align="left" style:ruby-position="above"/>
    </style:style>
    <number:number-style style:name="N1">
      <number:number number:decimal-places="2" number:min-integer-digits="1" number:grouping="true"/>
    </number:number-style>
    <number:date-style style:name="N2" number:language="da" number:country="DK">
      <number:month number:style="long" number:textual="true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<text:ruby text:style-name="Ru1"><text:ruby-base>1</text:ruby-base><text:ruby-text>ruby1</text:ruby-text></text:ruby><text:meta xml:id="id1">2</text:meta><text:meta-field xml:id="id2">3</text:meta-field><text:ruby text:style-name="Ru2"><text:ruby-base><text:meta xml:id="id3">4</text:meta></text:ruby-base><text:ruby-text>ruby2</text:ruby-text></text:ruby><text:ruby text:style-name="Ru3"><text:ruby-base><text:meta-field xml:id="id4">5</text:meta-field></text:ruby-base><text:ruby-text>ruby3</text:ruby-text></text:ruby><text:meta xml:id="id5"><text:ruby text:style-name="Ru4"><text:ruby-base>6</text:ruby-base><text:ruby-text>ruby4</text:ruby-text></text:ruby></text:meta><text:meta-field xml:id="id6"><text:ruby text:style-name="Ru5"><text:ruby-base>7</text:ruby-base><text:ruby-text>ruby5</text:ruby-text></text:ruby></text:meta-field><text:meta xml:id="id7"><text:meta xml:id="id8">8</text:meta></text:meta><text:meta xml:id="id9"><text:meta-field xml:id="id10">9</text:meta-field></text:meta><text:meta-field xml:id="id11"><text:meta xml:id="id12">10</text:meta></text:meta-field><text:meta-field xml:id="id13"><text:meta-field xml:id="id14">11</text:meta-field></text:meta-field><text:meta xml:id="id15"><text:ruby text:style-name="Ru6"><text:ruby-base><text:meta-field xml:id="id16">12</text:meta-field></text:ruby-base><text:ruby-text>ruby6</text:ruby-text></text:ruby></text:meta><text:meta xmlns:foo="uri:" xhtml:about="uri:foo" xhtml:property="foo:bar" xhtml:content="a fooish bar" xhtml:datatype="foo:bar">13</text:meta>
<!-- invalid: no xml:id nor RDFa --><text:meta>X</text:meta>
<!-- invalid: no xml:id --><text:meta-field>X</text:meta-field>
</text:p>
      <text:p>
  <text:meta-field xml:id="id98" style:data-style-name="N1">12,345.00</text:meta-field>
  <text:meta-field xml:id="id99" style:data-style-name="N2">december</text:meta-field>
</text:p>
      <text:p>
  <text:bookmark-start xml:id="id90" text:name="mk1"/>abc<text:bookmark-end text:name="mk1"/>
  <text:bookmark-start xmlns:foo="uri:" xhtml:about="uri:foo" xhtml:property="foo:bar" xhtml:content="a fooish bar" xhtml:datatype="foo:bar" text:name="mk2"/>abc<text:bookmark-end text:name="mk2"/>
  <text:bookmark xml:id="id91" text:name="mk3"/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rl-Hainz Mustermann</meta:initial-creator>
    <meta:creation-date>2009-08-20T18:17:14</meta:creation-date>
    <meta:document-statistic meta:table-count="0" meta:image-count="0" meta:object-count="0" meta:page-count="1" meta:paragraph-count="1" meta:word-count="3" meta:character-count="7"/>
    <dc:date>2009-08-20T18:19:30</dc:date>
    <dc:creator>Kerl-Hainz Mustermann</dc:creator>
    <meta:editing-duration>PT00H02M16S</meta:editing-duration>
    <meta:editing-cycles>1</meta:editing-cycles>
    <meta:generator>StarOffice/9$Solaris_x86 OpenOffice.org_project/300m55$Build-9418</meta:generator>
  </office:meta>
</office:document-meta>
</file>